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Source Han Sans C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Source Han Sans C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012cm" svg:height="8cm" svg:x="0.549cm" svg:y="19.503cm">
            <draw:object draw:notify-on-update-of-ranges="Sheet1.A35:Sheet1.A38 Sheet1.B34:Sheet1.B34 Sheet1.B35:Sheet1.B38 Sheet1.C34:Sheet1.C34 Sheet1.C35:Sheet1.C38 Sheet1.D34:Sheet1.D34 Sheet1.D35:Sheet1.D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weak_sm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split_merg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ile_base</text:p>
          </table:table-cell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string" calcext:value-type="string">
            <text:p>work_steal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538269285" calcext:value-type="float">
            <text:p>10538269285</text:p>
          </table:table-cell>
          <table:table-cell office:value-type="float" office:value="50775452280" calcext:value-type="float">
            <text:p>50775452280</text:p>
          </table:table-cell>
          <table:table-cell table:style-name="ce1" office:value-type="float" office:value="0.344061" calcext:value-type="float">
            <text:p>3.44E-01</text:p>
          </table:table-cell>
          <table:table-cell table:style-name="ce1"/>
          <table:table-cell office:value-type="float" office:value="70.533681" calcext:value-type="float">
            <text:p>70.533681</text:p>
          </table:table-cell>
          <table:table-cell office:value-type="float" office:value="6.179462" calcext:value-type="float">
            <text:p>6.179462</text:p>
          </table:table-cell>
          <table:table-cell office:value-type="float" office:value="25.00622" calcext:value-type="float">
            <text:p>25.00622</text:p>
          </table:table-cell>
          <table:table-cell office:value-type="float" office:value="12.176609" calcext:value-type="float">
            <text:p>12.176609</text:p>
          </table:table-cell>
          <table:table-cell office:value-type="float" office:value="10.197302" calcext:value-type="float">
            <text:p>10.197302</text:p>
          </table:table-cell>
          <table:table-cell office:value-type="float" office:value="8.434309" calcext:value-type="float">
            <text:p>8.434309</text:p>
          </table:table-cell>
          <table:table-cell office:value-type="float" office:value="6.967766" calcext:value-type="float">
            <text:p>6.967766</text:p>
          </table:table-cell>
          <table:table-cell/>
          <table:table-cell office:value-type="float" office:value="0.346134" calcext:value-type="float">
            <text:p>0.346134</text:p>
          </table:table-cell>
          <table:table-cell office:value-type="float" office:value="0.416297154413825" calcext:value-type="float">
            <text:p>0.416297154413825</text:p>
          </table:table-cell>
          <table:table-cell office:value-type="float" office:value="0.324838680491612" calcext:value-type="float">
            <text:p>0.324838680491612</text:p>
          </table:table-cell>
        </table:table-row>
        <table:table-row table:style-name="ro1">
          <table:table-cell office:value-type="string" calcext:value-type="string">
            <text:p>no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535320547" calcext:value-type="float">
            <text:p>10535320547</text:p>
          </table:table-cell>
          <table:table-cell office:value-type="float" office:value="50755296060" calcext:value-type="float">
            <text:p>50755296060</text:p>
          </table:table-cell>
          <table:table-cell table:style-name="ce1" office:value-type="float" office:value="0.342644" calcext:value-type="float">
            <text:p>3.43E-01</text:p>
          </table:table-cell>
          <table:table-cell table:style-name="ce1"/>
          <table:table-cell office:value-type="float" office:value="70.274941" calcext:value-type="float">
            <text:p>70.274941</text:p>
          </table:table-cell>
          <table:table-cell office:value-type="float" office:value="6.07423" calcext:value-type="float">
            <text:p>6.07423</text:p>
          </table:table-cell>
          <table:table-cell office:value-type="float" office:value="24.775467" calcext:value-type="float">
            <text:p>24.775467</text:p>
          </table:table-cell>
          <table:table-cell office:value-type="float" office:value="11.954686" calcext:value-type="float">
            <text:p>11.954686</text:p>
          </table:table-cell>
          <table:table-cell office:value-type="float" office:value="10.271637" calcext:value-type="float">
            <text:p>10.271637</text:p>
          </table:table-cell>
          <table:table-cell office:value-type="float" office:value="8.480228" calcext:value-type="float">
            <text:p>8.480228</text:p>
          </table:table-cell>
          <table:table-cell office:value-type="float" office:value="7.045433" calcext:value-type="float">
            <text:p>7.045433</text:p>
          </table:table-cell>
          <table:table-cell/>
          <table:table-cell office:value-type="float" office:value="0.335673" calcext:value-type="float">
            <text:p>0.335673</text:p>
          </table:table-cell>
          <table:table-cell office:value-type="float" office:value="0.417021890993358" calcext:value-type="float">
            <text:p>0.417021890993358</text:p>
          </table:table-cell>
          <table:table-cell office:value-type="float" office:value="0.324269379899663" calcext:value-type="float">
            <text:p>0.324269379899663</text:p>
          </table:table-cell>
        </table:table-row>
        <table:table-row table:style-name="ro1">
          <table:table-cell office:value-type="string" calcext:value-type="string">
            <text:p>full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663673296" calcext:value-type="float">
            <text:p>10663673296</text:p>
          </table:table-cell>
          <table:table-cell office:value-type="float" office:value="49546401660" calcext:value-type="float">
            <text:p>49546401660</text:p>
          </table:table-cell>
          <table:table-cell table:style-name="ce1" office:value-type="float" office:value="0.349219" calcext:value-type="float">
            <text:p>3.49E-01</text:p>
          </table:table-cell>
          <table:table-cell table:style-name="ce1"/>
          <table:table-cell office:value-type="float" office:value="67.859589" calcext:value-type="float">
            <text:p>67.859589</text:p>
          </table:table-cell>
          <table:table-cell office:value-type="float" office:value="6.207587" calcext:value-type="float">
            <text:p>6.207587</text:p>
          </table:table-cell>
          <table:table-cell office:value-type="float" office:value="22.015139" calcext:value-type="float">
            <text:p>22.015139</text:p>
          </table:table-cell>
          <table:table-cell office:value-type="float" office:value="11.421081" calcext:value-type="float">
            <text:p>11.421081</text:p>
          </table:table-cell>
          <table:table-cell office:value-type="float" office:value="9.056763" calcext:value-type="float">
            <text:p>9.056763</text:p>
          </table:table-cell>
          <table:table-cell office:value-type="float" office:value="8.402837" calcext:value-type="float">
            <text:p>8.402837</text:p>
          </table:table-cell>
          <table:table-cell office:value-type="float" office:value="9.095604" calcext:value-type="float">
            <text:p>9.095604</text:p>
          </table:table-cell>
          <table:table-cell/>
          <table:table-cell office:value-type="float" office:value="0.259878" calcext:value-type="float">
            <text:p>0.259878</text:p>
          </table:table-cell>
          <table:table-cell office:value-type="float" office:value="0.166648467402154" calcext:value-type="float">
            <text:p>0.166648467402154</text:p>
          </table:table-cell>
          <table:table-cell office:value-type="float" office:value="0.163836004392493" calcext:value-type="float">
            <text:p>0.163836004392493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672047871" calcext:value-type="float">
            <text:p>10672047871</text:p>
          </table:table-cell>
          <table:table-cell office:value-type="float" office:value="49534000740" calcext:value-type="float">
            <text:p>49534000740</text:p>
          </table:table-cell>
          <table:table-cell table:style-name="ce1" office:value-type="float" office:value="0.350082" calcext:value-type="float">
            <text:p>3.50E-01</text:p>
          </table:table-cell>
          <table:table-cell table:style-name="ce1"/>
          <table:table-cell office:value-type="float" office:value="68.300698" calcext:value-type="float">
            <text:p>68.300698</text:p>
          </table:table-cell>
          <table:table-cell office:value-type="float" office:value="6.259724" calcext:value-type="float">
            <text:p>6.259724</text:p>
          </table:table-cell>
          <table:table-cell office:value-type="float" office:value="22.449899" calcext:value-type="float">
            <text:p>22.449899</text:p>
          </table:table-cell>
          <table:table-cell office:value-type="float" office:value="11.74577" calcext:value-type="float">
            <text:p>11.74577</text:p>
          </table:table-cell>
          <table:table-cell office:value-type="float" office:value="9.101463" calcext:value-type="float">
            <text:p>9.101463</text:p>
          </table:table-cell>
          <table:table-cell office:value-type="float" office:value="8.235386" calcext:value-type="float">
            <text:p>8.235386</text:p>
          </table:table-cell>
          <table:table-cell office:value-type="float" office:value="8.990852" calcext:value-type="float">
            <text:p>8.990852</text:p>
          </table:table-cell>
          <table:table-cell/>
          <table:table-cell office:value-type="float" office:value="0.264983" calcext:value-type="float">
            <text:p>0.264983</text:p>
          </table:table-cell>
          <table:table-cell office:value-type="float" office:value="0.158423656700614" calcext:value-type="float">
            <text:p>0.158423656700614</text:p>
          </table:table-cell>
          <table:table-cell office:value-type="float" office:value="0.169741665409439" calcext:value-type="float">
            <text:p>0.169741665409439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eak_ec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ep_erase_creat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ile_base</text:p>
          </table:table-cell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string" calcext:value-type="string">
            <text:p>work_steal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898683754" calcext:value-type="float">
            <text:p>4898683754</text:p>
          </table:table-cell>
          <table:table-cell office:value-type="float" office:value="102790826460" calcext:value-type="float">
            <text:p>102790826460</text:p>
          </table:table-cell>
          <table:table-cell table:style-name="ce1" office:value-type="float" office:value="0.695932" calcext:value-type="float">
            <text:p>6.96E-01</text:p>
          </table:table-cell>
          <table:table-cell table:style-name="ce1"/>
          <table:table-cell office:value-type="float" office:value="55.679363" calcext:value-type="float">
            <text:p>55.679363</text:p>
          </table:table-cell>
          <table:table-cell office:value-type="float" office:value="2.57591" calcext:value-type="float">
            <text:p>2.57591</text:p>
          </table:table-cell>
          <table:table-cell office:value-type="float" office:value="19.681936" calcext:value-type="float">
            <text:p>19.681936</text:p>
          </table:table-cell>
          <table:table-cell office:value-type="float" office:value="19.279208" calcext:value-type="float">
            <text:p>19.279208</text:p>
          </table:table-cell>
          <table:table-cell office:value-type="float" office:value="1.147828" calcext:value-type="float">
            <text:p>1.147828</text:p>
          </table:table-cell>
          <table:table-cell office:value-type="float" office:value="1.668702" calcext:value-type="float">
            <text:p>1.668702</text:p>
          </table:table-cell>
          <table:table-cell office:value-type="float" office:value="10.395154" calcext:value-type="float">
            <text:p>10.395154</text:p>
          </table:table-cell>
          <table:table-cell/>
          <table:table-cell office:value-type="float" office:value="0.167314" calcext:value-type="float">
            <text:p>0.167314</text:p>
          </table:table-cell>
          <table:table-cell office:value-type="float" office:value="1.37955720253658" calcext:value-type="float">
            <text:p>1.37955720253658</text:p>
          </table:table-cell>
          <table:table-cell office:value-type="float" office:value="0.00564151607658939" calcext:value-type="float">
            <text:p>0.00564151607658939</text:p>
          </table:table-cell>
        </table:table-row>
        <table:table-row table:style-name="ro1">
          <table:table-cell office:value-type="string" calcext:value-type="string">
            <text:p>no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390458449" calcext:value-type="float">
            <text:p>4390458449</text:p>
          </table:table-cell>
          <table:table-cell office:value-type="float" office:value="103864209120" calcext:value-type="float">
            <text:p>103864209120</text:p>
          </table:table-cell>
          <table:table-cell table:style-name="ce1" office:value-type="float" office:value="0.553854" calcext:value-type="float">
            <text:p>5.54E-01</text:p>
          </table:table-cell>
          <table:table-cell table:style-name="ce1"/>
          <table:table-cell office:value-type="float" office:value="62.556851" calcext:value-type="float">
            <text:p>62.556851</text:p>
          </table:table-cell>
          <table:table-cell office:value-type="float" office:value="4.372282" calcext:value-type="float">
            <text:p>4.372282</text:p>
          </table:table-cell>
          <table:table-cell office:value-type="float" office:value="20.481658" calcext:value-type="float">
            <text:p>20.481658</text:p>
          </table:table-cell>
          <table:table-cell office:value-type="float" office:value="18.903258" calcext:value-type="float">
            <text:p>18.903258</text:p>
          </table:table-cell>
          <table:table-cell office:value-type="float" office:value="3.116895" calcext:value-type="float">
            <text:p>3.116895</text:p>
          </table:table-cell>
          <table:table-cell office:value-type="float" office:value="3.636543" calcext:value-type="float">
            <text:p>3.636543</text:p>
          </table:table-cell>
          <table:table-cell office:value-type="float" office:value="10.696745" calcext:value-type="float">
            <text:p>10.696745</text:p>
          </table:table-cell>
          <table:table-cell/>
          <table:table-cell office:value-type="float" office:value="0.32026" calcext:value-type="float">
            <text:p>0.32026</text:p>
          </table:table-cell>
          <table:table-cell office:value-type="float" office:value="3.65768128571346" calcext:value-type="float">
            <text:p>3.65768128571346</text:p>
          </table:table-cell>
          <table:table-cell office:value-type="float" office:value="0.0313356312783331" calcext:value-type="float">
            <text:p>0.0313356312783331</text:p>
          </table:table-cell>
        </table:table-row>
        <table:table-row table:style-name="ro1">
          <table:table-cell office:value-type="string" calcext:value-type="string">
            <text:p>full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01615958" calcext:value-type="float">
            <text:p>4701615958</text:p>
          </table:table-cell>
          <table:table-cell office:value-type="float" office:value="102740483160" calcext:value-type="float">
            <text:p>102740483160</text:p>
          </table:table-cell>
          <table:table-cell table:style-name="ce1" office:value-type="float" office:value="0.703208" calcext:value-type="float">
            <text:p>7.03E-01</text:p>
          </table:table-cell>
          <table:table-cell table:style-name="ce1"/>
          <table:table-cell office:value-type="float" office:value="57.187919" calcext:value-type="float">
            <text:p>57.187919</text:p>
          </table:table-cell>
          <table:table-cell office:value-type="float" office:value="2.630988" calcext:value-type="float">
            <text:p>2.630988</text:p>
          </table:table-cell>
          <table:table-cell office:value-type="float" office:value="20.215006" calcext:value-type="float">
            <text:p>20.215006</text:p>
          </table:table-cell>
          <table:table-cell office:value-type="float" office:value="19.034883" calcext:value-type="float">
            <text:p>19.034883</text:p>
          </table:table-cell>
          <table:table-cell office:value-type="float" office:value="1.322478" calcext:value-type="float">
            <text:p>1.322478</text:p>
          </table:table-cell>
          <table:table-cell office:value-type="float" office:value="1.891573" calcext:value-type="float">
            <text:p>1.891573</text:p>
          </table:table-cell>
          <table:table-cell office:value-type="float" office:value="11.134451" calcext:value-type="float">
            <text:p>11.134451</text:p>
          </table:table-cell>
          <table:table-cell/>
          <table:table-cell office:value-type="float" office:value="0.170849" calcext:value-type="float">
            <text:p>0.170849</text:p>
          </table:table-cell>
          <table:table-cell office:value-type="float" office:value="1.89176207247076" calcext:value-type="float">
            <text:p>1.89176207247076</text:p>
          </table:table-cell>
          <table:table-cell office:value-type="float" office:value="0.00603220017015929" calcext:value-type="float">
            <text:p>0.00603220017015929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166249289" calcext:value-type="float">
            <text:p>4166249289</text:p>
          </table:table-cell>
          <table:table-cell office:value-type="float" office:value="103193506080" calcext:value-type="float">
            <text:p>103193506080</text:p>
          </table:table-cell>
          <table:table-cell table:style-name="ce1" office:value-type="float" office:value="0.761425" calcext:value-type="float">
            <text:p>7.61E-01</text:p>
          </table:table-cell>
          <table:table-cell table:style-name="ce1"/>
          <table:table-cell office:value-type="float" office:value="57.190788" calcext:value-type="float">
            <text:p>57.190788</text:p>
          </table:table-cell>
          <table:table-cell office:value-type="float" office:value="2.702223" calcext:value-type="float">
            <text:p>2.702223</text:p>
          </table:table-cell>
          <table:table-cell office:value-type="float" office:value="19.828188" calcext:value-type="float">
            <text:p>19.828188</text:p>
          </table:table-cell>
          <table:table-cell office:value-type="float" office:value="17.390127" calcext:value-type="float">
            <text:p>17.390127</text:p>
          </table:table-cell>
          <table:table-cell office:value-type="float" office:value="1.232434" calcext:value-type="float">
            <text:p>1.232434</text:p>
          </table:table-cell>
          <table:table-cell office:value-type="float" office:value="1.795683" calcext:value-type="float">
            <text:p>1.795683</text:p>
          </table:table-cell>
          <table:table-cell office:value-type="float" office:value="13.170022" calcext:value-type="float">
            <text:p>13.170022</text:p>
          </table:table-cell>
          <table:table-cell/>
          <table:table-cell office:value-type="float" office:value="0.169573" calcext:value-type="float">
            <text:p>0.169573</text:p>
          </table:table-cell>
          <table:table-cell office:value-type="float" office:value="2.39862961260202" calcext:value-type="float">
            <text:p>2.39862961260202</text:p>
          </table:table-cell>
          <table:table-cell office:value-type="float" office:value="0.00816646155375982" calcext:value-type="float">
            <text:p>0.00816646155375982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rong_ec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erase_creat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ile_base</text:p>
          </table:table-cell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string" calcext:value-type="string">
            <text:p>work_steal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27552" calcext:value-type="float">
            <text:p>72127552</text:p>
          </table:table-cell>
          <table:table-cell office:value-type="float" office:value="24321438540" calcext:value-type="float">
            <text:p>2432143854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/>
          <table:table-cell office:value-type="float" office:value="15.615994" calcext:value-type="float">
            <text:p>15.615994</text:p>
          </table:table-cell>
          <table:table-cell office:value-type="float" office:value="0.324228" calcext:value-type="float">
            <text:p>0.324228</text:p>
          </table:table-cell>
          <table:table-cell office:value-type="float" office:value="5.520022" calcext:value-type="float">
            <text:p>5.520022</text:p>
          </table:table-cell>
          <table:table-cell office:value-type="float" office:value="4.259888" calcext:value-type="float">
            <text:p>4.259888</text:p>
          </table:table-cell>
          <table:table-cell office:value-type="float" office:value="0.054278" calcext:value-type="float">
            <text:p>0.05427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4.478324" calcext:value-type="float">
            <text:p>4.478324</text:p>
          </table:table-cell>
          <table:table-cell/>
          <table:table-cell office:value-type="float" office:value="0.253845" calcext:value-type="float">
            <text:p>0.253845</text:p>
          </table:table-cell>
          <table:table-cell office:value-type="float" office:value="0.237072235754502" calcext:value-type="float">
            <text:p>0.237072235754502</text:p>
          </table:table-cell>
          <table:table-cell office:value-type="float" office:value="0.316499910453076" calcext:value-type="float">
            <text:p>0.316499910453076</text:p>
          </table:table-cell>
        </table:table-row>
        <table:table-row table:style-name="ro1">
          <table:table-cell office:value-type="string" calcext:value-type="string">
            <text:p>no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24562" calcext:value-type="float">
            <text:p>72124562</text:p>
          </table:table-cell>
          <table:table-cell office:value-type="float" office:value="23169623400" calcext:value-type="float">
            <text:p>23169623400</text:p>
          </table:table-cell>
          <table:table-cell table:style-name="ce1" office:value-type="float" office:value="0.996715" calcext:value-type="float">
            <text:p>9.97E-01</text:p>
          </table:table-cell>
          <table:table-cell table:style-name="ce1"/>
          <table:table-cell office:value-type="float" office:value="44.240648" calcext:value-type="float">
            <text:p>44.240648</text:p>
          </table:table-cell>
          <table:table-cell office:value-type="float" office:value="0.975646" calcext:value-type="float">
            <text:p>0.975646</text:p>
          </table:table-cell>
          <table:table-cell office:value-type="float" office:value="27.092062" calcext:value-type="float">
            <text:p>27.092062</text:p>
          </table:table-cell>
          <table:table-cell office:value-type="float" office:value="10.250254" calcext:value-type="float">
            <text:p>10.250254</text:p>
          </table:table-cell>
          <table:table-cell office:value-type="float" office:value="0.165538" calcext:value-type="float">
            <text:p>0.165538</text:p>
          </table:table-cell>
          <table:table-cell office:value-type="float" office:value="0.17411" calcext:value-type="float">
            <text:p>0.17411</text:p>
          </table:table-cell>
          <table:table-cell office:value-type="float" office:value="4.249573" calcext:value-type="float">
            <text:p>4.249573</text:p>
          </table:table-cell>
          <table:table-cell/>
          <table:table-cell office:value-type="float" office:value="3.036885" calcext:value-type="float">
            <text:p>3.036885</text:p>
          </table:table-cell>
          <table:table-cell office:value-type="float" office:value="20.3718627079049" calcext:value-type="float">
            <text:p>20.3718627079049</text:p>
          </table:table-cell>
          <table:table-cell office:value-type="float" office:value="5.68453965203422" calcext:value-type="float">
            <text:p>5.68453965203422</text:p>
          </table:table-cell>
        </table:table-row>
        <table:table-row table:style-name="ro1">
          <table:table-cell office:value-type="string" calcext:value-type="string">
            <text:p>full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27552" calcext:value-type="float">
            <text:p>72127552</text:p>
          </table:table-cell>
          <table:table-cell office:value-type="float" office:value="24321438540" calcext:value-type="float">
            <text:p>2432143854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/>
          <table:table-cell office:value-type="float" office:value="13.647579" calcext:value-type="float">
            <text:p>13.647579</text:p>
          </table:table-cell>
          <table:table-cell office:value-type="float" office:value="0.314856" calcext:value-type="float">
            <text:p>0.314856</text:p>
          </table:table-cell>
          <table:table-cell office:value-type="float" office:value="4.568077" calcext:value-type="float">
            <text:p>4.568077</text:p>
          </table:table-cell>
          <table:table-cell office:value-type="float" office:value="4.117558" calcext:value-type="float">
            <text:p>4.117558</text:p>
          </table:table-cell>
          <table:table-cell office:value-type="float" office:value="0.053279" calcext:value-type="float">
            <text:p>0.053279</text:p>
          </table:table-cell>
          <table:table-cell office:value-type="float" office:value="0.038121" calcext:value-type="float">
            <text:p>0.038121</text:p>
          </table:table-cell>
          <table:table-cell office:value-type="float" office:value="3.680018" calcext:value-type="float">
            <text:p>3.680018</text:p>
          </table:table-cell>
          <table:table-cell/>
          <table:table-cell office:value-type="float" office:value="0.162985" calcext:value-type="float">
            <text:p>0.162985</text:p>
          </table:table-cell>
          <table:table-cell office:value-type="float" office:value="0.124605678233438" calcext:value-type="float">
            <text:p>0.124605678233438</text:p>
          </table:table-cell>
          <table:table-cell office:value-type="float" office:value="0.0577992365742688" calcext:value-type="float">
            <text:p>0.0577992365742688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27552" calcext:value-type="float">
            <text:p>72127552</text:p>
          </table:table-cell>
          <table:table-cell office:value-type="float" office:value="24321438540" calcext:value-type="float">
            <text:p>2432143854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/>
          <table:table-cell office:value-type="float" office:value="13.747469" calcext:value-type="float">
            <text:p>13.747469</text:p>
          </table:table-cell>
          <table:table-cell office:value-type="float" office:value="0.344145" calcext:value-type="float">
            <text:p>0.344145</text:p>
          </table:table-cell>
          <table:table-cell office:value-type="float" office:value="4.468853" calcext:value-type="float">
            <text:p>4.468853</text:p>
          </table:table-cell>
          <table:table-cell office:value-type="float" office:value="3.980628" calcext:value-type="float">
            <text:p>3.980628</text:p>
          </table:table-cell>
          <table:table-cell office:value-type="float" office:value="0.063974" calcext:value-type="float">
            <text:p>0.063974</text:p>
          </table:table-cell>
          <table:table-cell office:value-type="float" office:value="0.053504" calcext:value-type="float">
            <text:p>0.053504</text:p>
          </table:table-cell>
          <table:table-cell office:value-type="float" office:value="3.776937" calcext:value-type="float">
            <text:p>3.776937</text:p>
          </table:table-cell>
          <table:table-cell/>
          <table:table-cell office:value-type="float" office:value="0.170876" calcext:value-type="float">
            <text:p>0.170876</text:p>
          </table:table-cell>
          <table:table-cell office:value-type="float" office:value="3.43171744599289" calcext:value-type="float">
            <text:p>3.43171744599289</text:p>
          </table:table-cell>
          <table:table-cell office:value-type="float" office:value="0.0591240751502029" calcext:value-type="float">
            <text:p>0.0591240751502029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weak scaling split-merge</text:p>
          </table:table-cell>
          <table:table-cell office:value-type="string" calcext:value-type="string">
            <text:p>weak scaling erase-create</text:p>
          </table:table-cell>
          <table:table-cell office:value-type="string" calcext:value-type="string">
            <text:p>strong scaling erase-crea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 Buckets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ork Stealing </text:p>
            <text:p>+ Balance Buckets</text:p>
          </table:table-cell>
          <table:table-cell table:formula="of:=([.J$7]/[.F$7])/([.J6]/[.F6])" office:value-type="float" office:value="0.996610545546468" calcext:value-type="float">
            <text:p>0.996610545546468</text:p>
          </table:table-cell>
          <table:table-cell table:formula="of:=([.J$18]/[.G$18])/([.J17]/[.G17])" office:value-type="float" office:value="1.1119085258472" calcext:value-type="float">
            <text:p>1.1119085258472</text:p>
          </table:table-cell>
          <table:table-cell table:formula="of:=([.J$29]/[.G$29])/([.J28]/[.G28])" office:value-type="float" office:value="2.97387102726797" calcext:value-type="float">
            <text:p>2.9738710272679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alance Children</text:p>
            <text:p>+ Balance Buckets</text:p>
          </table:table-cell>
          <table:table-cell table:formula="of:=([.J$7]/[.F$7])/([.J9]/[.F9])" office:value-type="float" office:value="1.04225829059108" calcext:value-type="float">
            <text:p>1.04225829059108</text:p>
          </table:table-cell>
          <table:table-cell table:formula="of:=([.J$18]/[.G$18])/([.J20]/[.G20])" office:value-type="float" office:value="1.0867640115242" calcext:value-type="float">
            <text:p>1.0867640115242</text:p>
          </table:table-cell>
          <table:table-cell table:formula="of:=([.J$29]/[.G$29])/([.J31]/[.G31])" office:value-type="float" office:value="3.37807287425711" calcext:value-type="float">
            <text:p>3.3780728742571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<text:span text:style-name="T1">Work Stealing</text:span></text:p>
            <text:p><text:span text:style-name="T2">+ Balance Children</text:span></text:p>
            <text:p><text:span text:style-name="T3">+ Balance Buckets</text:span></text:p>
          </table:table-cell>
          <table:table-cell table:formula="of:=([.J$7]/[.F$7])/([.J8]/[.F8])" office:value-type="float" office:value="1.04821010437045" calcext:value-type="float">
            <text:p>1.04821010437045</text:p>
          </table:table-cell>
          <table:table-cell table:formula="of:=([.J$18]/[.G$18])/([.J19]/[.G19])" office:value-type="float" office:value="1.08204736277129" calcext:value-type="float">
            <text:p>1.08204736277129</text:p>
          </table:table-cell>
          <table:table-cell table:formula="of:=([.J$29]/[.G$29])/([.J30]/[.G30])" office:value-type="float" office:value="3.40279782359864" calcext:value-type="float">
            <text:p>3.4027978235986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6:31:22.5315519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0T17:18:13.726631163</dc:date>
    <meta:editing-duration>PT7H36M15S</meta:editing-duration>
    <meta:editing-cycles>21</meta:editing-cycles>
    <meta:generator>LibreOffice/7.2.4.1$Linux_X86_64 LibreOffice_project/20$Build-1</meta:generator>
    <meta:document-statistic meta:table-count="1" meta:cell-count="29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minimum="0.9" chart:maximum="1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999999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loext:label-stroke-color="#000000" loext:label-stroke="solid"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1pt" style:font-size-asian="10pt" style:font-size-complex="10pt"/>
    </style:style>
    <style:style style:name="ch13" style:family="chart">
      <style:chart-properties chart:solid-type="cuboid" loext:label-stroke="none" chart:data-label-number="none" chart:data-label-text="false" chart:data-label-symbol="false" chart:data-label-series="false"/>
      <style:text-properties fo:font-size="2pt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000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13cm" svg:height="8.001cm" xlink:href=".." xlink:type="simple" chart:class="chart:bar" chart:style-name="ch1">
        <chart:legend chart:legend-position="end" svg:x="1.737cm" svg:y="0.448cm" style:legend-expansion="custom" svg:width="4.718cm" svg:height="2.028cm" style:legend-expansion-aspect-ratio="2.32642998027613" chart:style-name="ch2"/>
        <chart:plot-area chart:style-name="ch3" table:cell-range-address="Sheet1.A34:Sheet1.D38" chart:data-source-has-labels="both" svg:x="0.643cm" svg:y="0.126cm" svg:width="17.923cm" svg:height="7.555cm">
          <chart:coordinate-region svg:x="1.555cm" svg:y="0.325cm" svg:width="17.011cm" svg:height="5.915cm"/>
          <chart:axis chart:dimension="x" chart:name="primary-x" chart:style-name="ch4" chartooo:axis-type="auto">
            <chartooo:date-scale/>
            <chart:title svg:x="7.869cm" svg:y="7.241cm" chart:style-name="ch5">
              <text:p>Load balancing methods</text:p>
            </chart:title>
            <chart:categories table:cell-range-address="Sheet1.A35:Sheet1.A38"/>
          </chart:axis>
          <chart:axis chart:dimension="y" chart:name="primary-y" chart:style-name="ch6">
            <chart:title svg:x="0cm" svg:y="4.622cm" chart:style-name="ch7">
              <text:p>Speedup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1.B35:Sheet1.B38" chart:label-cell-address="Sheet1.B34:Sheet1.B34" chart:class="chart:bar">
            <chart:data-point chart:repeated="4"/>
          </chart:series>
          <chart:series chart:style-name="ch11" chart:values-cell-range-address="Sheet1.C35:Sheet1.C38" chart:label-cell-address="Sheet1.C34:Sheet1.C34" chart:class="chart:bar">
            <chart:data-point chart:repeated="4"/>
          </chart:series>
          <chart:series chart:style-name="ch12" chart:values-cell-range-address="Sheet1.D35:Sheet1.D38" chart:label-cell-address="Sheet1.D34:Sheet1.D34" chart:class="chart:bar">
            <chart:data-point chart:style-name="ch13">
              <chart:data-label chart:style-name="ch1">
                <text:p/>
              </chart:data-label>
            </chart:data-point>
            <chart:data-point chart:style-name="ch14" loext:custom-label-pos-x="-0.00149910053967617" loext:custom-label-pos-y="0.086375"/>
            <chart:data-point chart:style-name="ch14" loext:custom-label-pos-x="0" loext:custom-label-pos-y="0.085"/>
            <chart:data-point chart:style-name="ch14" loext:custom-label-pos-x="0" loext:custom-label-pos-y="0.085"/>
            <chart:data-label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 scaling split-merge</text:p>
                <draw:g>
                  <svg:desc>Sheet1.B34:Sheet1.B34</svg:desc>
                </draw:g>
              </table:table-cell>
              <table:table-cell office:value-type="string">
                <text:p>weak scaling erase-create</text:p>
                <draw:g>
                  <svg:desc>Sheet1.C34:Sheet1.C34</svg:desc>
                </draw:g>
              </table:table-cell>
              <table:table-cell office:value-type="string">
                <text:p>strong scaling erase-create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 Buckets</text:p>
                <draw:g>
                  <svg:desc>Sheet1.A35:Sheet1.A38</svg:desc>
                </draw:g>
              </table:table-cell>
              <table:table-cell office:value-type="float" office:value="1">
                <text:p>1</text:p>
                <draw:g>
                  <svg:desc>Sheet1.B35:Sheet1.B38</svg:desc>
                </draw:g>
              </table:table-cell>
              <table:table-cell office:value-type="float" office:value="1">
                <text:p>1</text:p>
                <draw:g>
                  <svg:desc>Sheet1.C35:Sheet1.C38</svg:desc>
                </draw:g>
              </table:table-cell>
              <table:table-cell office:value-type="float" office:value="1">
                <text:p>1</text:p>
                <draw:g>
                  <svg:desc>Sheet1.D35:Sheet1.D38</svg:desc>
                </draw:g>
              </table:table-cell>
            </table:table-row>
            <table:table-row>
              <table:table-cell office:value-type="string">
                <text:p>Work Stealing 
+ Balance Buckets</text:p>
              </table:table-cell>
              <table:table-cell office:value-type="float" office:value="0.996610545546468">
                <text:p>0.996610545546468</text:p>
              </table:table-cell>
              <table:table-cell office:value-type="float" office:value="1.1119085258472">
                <text:p>1.1119085258472</text:p>
              </table:table-cell>
              <table:table-cell office:value-type="float" office:value="2.97387102726797">
                <text:p>2.97387102726797</text:p>
              </table:table-cell>
            </table:table-row>
            <table:table-row>
              <table:table-cell office:value-type="string">
                <text:p>Balance Children
+ Balance Buckets</text:p>
              </table:table-cell>
              <table:table-cell office:value-type="float" office:value="1.04225829059108">
                <text:p>1.04225829059108</text:p>
              </table:table-cell>
              <table:table-cell office:value-type="float" office:value="1.0867640115242">
                <text:p>1.0867640115242</text:p>
              </table:table-cell>
              <table:table-cell office:value-type="float" office:value="3.37807287425711">
                <text:p>3.37807287425711</text:p>
              </table:table-cell>
            </table:table-row>
            <table:table-row>
              <table:table-cell office:value-type="string">
                <text:p>Work Stealing
+ Balance Children
+ Balance Buckets</text:p>
              </table:table-cell>
              <table:table-cell office:value-type="float" office:value="1.04821010437045">
                <text:p>1.04821010437045</text:p>
              </table:table-cell>
              <table:table-cell office:value-type="float" office:value="1.08204736277129">
                <text:p>1.08204736277129</text:p>
              </table:table-cell>
              <table:table-cell office:value-type="float" office:value="3.40279782359864">
                <text:p>3.40279782359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